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9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8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>
            <text:p>4 Bit Processor Gregoire copin.</text:p>
          </table:table-cell>
        </table:table-row>
        <table:table-row table:style-name="ro1">
          <table:table-cell table:number-columns-repeated="3"/>
          <table:table-cell office:value-type="string">
            <text:p>Instruction description list</text:p>
          </table:table-cell>
        </table:table-row>
        <table:table-row table:style-name="ro2">
          <table:table-cell office:value-type="string">
            <text:p>Instruction</text:p>
          </table:table-cell>
          <table:table-cell office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>
            <text:p>NOP <text:s/></text:p>
          </table:table-cell>
          <table:table-cell office:value-type="string">
            <text:p>No operation</text:p>
          </table:table-cell>
          <table:table-cell table:style-name="ce1" office:value-type="string">
            <text:p>0000</text:p>
          </table:table-cell>
          <table:table-cell/>
        </table:table-row>
        <table:table-row table:style-name="ro1">
          <table:table-cell office:value-type="string">
            <text:p>LPM bnk,R+,R</text:p>
          </table:table-cell>
          <table:table-cell office:value-type="string">
            <text:p>Load program memory 8 bit increment adress</text:p>
          </table:table-cell>
          <table:table-cell table:number-columns-repeated="2"/>
        </table:table-row>
        <table:table-row table:style-name="ro1">
          <table:table-cell office:value-type="string">
            <text:p>LD R,xX</text:p>
          </table:table-cell>
          <table:table-cell office:value-type="string">
            <text:p>Regster Load 8 bit</text:p>
          </table:table-cell>
          <table:table-cell table:number-columns-repeated="2"/>
        </table:table-row>
        <table:table-row table:style-name="ro1">
          <table:table-cell office:value-type="string">
            <text:p>ST R,xX</text:p>
          </table:table-cell>
          <table:table-cell office:value-type="string">
            <text:p>Store Register R to memory 8 bit</text:p>
          </table:table-cell>
          <table:table-cell table:number-columns-repeated="2"/>
        </table:table-row>
        <table:table-row table:style-name="ro1">
          <table:table-cell office:value-type="string">
            <text:p>LD R+,Ri</text:p>
          </table:table-cell>
          <table:table-cell office:value-type="string">
            <text:p>Indirect load in a 4 bit register among 8</text:p>
          </table:table-cell>
          <table:table-cell table:number-columns-repeated="2"/>
        </table:table-row>
        <table:table-row table:style-name="ro1">
          <table:table-cell office:value-type="string">
            <text:p>ST R+,Ri</text:p>
          </table:table-cell>
          <table:table-cell office:value-type="string">
            <text:p>Indirect store 4 bit</text:p>
          </table:table-cell>
          <table:table-cell table:number-columns-repeated="2"/>
        </table:table-row>
        <table:table-row table:style-name="ro1">
          <table:table-cell office:value-type="string">
            <text:p>BCLR n,xX</text:p>
          </table:table-cell>
          <table:table-cell office:value-type="string">
            <text:p>Bit clear of Ram (128x4)</text:p>
          </table:table-cell>
          <table:table-cell table:number-columns-repeated="2"/>
        </table:table-row>
        <table:table-row table:style-name="ro1">
          <table:table-cell office:value-type="string">
            <text:p>BSET n,xX</text:p>
          </table:table-cell>
          <table:table-cell office:value-type="string">
            <text:p>Bit Set of memory</text:p>
          </table:table-cell>
          <table:table-cell table:number-columns-repeated="2"/>
        </table:table-row>
        <table:table-row table:style-name="ro1">
          <table:table-cell office:value-type="string">
            <text:p>BTG n,xX</text:p>
          </table:table-cell>
          <table:table-cell office:value-type="string">
            <text:p>Bit toggle on memory </text:p>
          </table:table-cell>
          <table:table-cell table:number-columns-repeated="2"/>
        </table:table-row>
        <table:table-row table:style-name="ro1">
          <table:table-cell office:value-type="string">
            <text:p>BTST n,xX</text:p>
          </table:table-cell>
          <table:table-cell office:value-type="string">
            <text:p>Bit test</text:p>
          </table:table-cell>
          <table:table-cell table:number-columns-repeated="2"/>
        </table:table-row>
        <table:table-row table:style-name="ro1">
          <table:table-cell office:value-type="string">
            <text:p>JMP</text:p>
          </table:table-cell>
          <table:table-cell office:value-type="string">
            <text:p>Jump to 10 bit absolute adress </text:p>
          </table:table-cell>
          <table:table-cell table:number-columns-repeated="2"/>
        </table:table-row>
        <table:table-row table:style-name="ro1">
          <table:table-cell office:value-type="string">
            <text:p>JSR</text:p>
          </table:table-cell>
          <table:table-cell office:value-type="string">
            <text:p>Jump to subroutine instruction</text:p>
          </table:table-cell>
          <table:table-cell table:number-columns-repeated="2"/>
        </table:table-row>
        <table:table-row table:style-name="ro1">
          <table:table-cell office:value-type="string">
            <text:p>JEQ</text:p>
          </table:table-cell>
          <table:table-cell office:value-type="string">
            <text:p>Jump if equal (0)</text:p>
          </table:table-cell>
          <table:table-cell table:number-columns-repeated="2"/>
        </table:table-row>
        <table:table-row table:style-name="ro1">
          <table:table-cell office:value-type="string">
            <text:p>JNE</text:p>
          </table:table-cell>
          <table:table-cell office:value-type="string">
            <text:p>Jump if not equal</text:p>
          </table:table-cell>
          <table:table-cell table:number-columns-repeated="2"/>
        </table:table-row>
        <table:table-row table:style-name="ro1">
          <table:table-cell office:value-type="string">
            <text:p>JCC</text:p>
          </table:table-cell>
          <table:table-cell office:value-type="string">
            <text:p>Jump if <text:s/>carry clear</text:p>
          </table:table-cell>
          <table:table-cell table:number-columns-repeated="2"/>
        </table:table-row>
        <table:table-row table:style-name="ro1">
          <table:table-cell office:value-type="string">
            <text:p>JCS</text:p>
          </table:table-cell>
          <table:table-cell office:value-type="string">
            <text:p>Jump to address if Carry is set</text:p>
          </table:table-cell>
          <table:table-cell table:number-columns-repeated="2"/>
        </table:table-row>
        <table:table-row table:style-name="ro1">
          <table:table-cell office:value-type="string">
            <text:p>JNN</text:p>
          </table:table-cell>
          <table:table-cell office:value-type="string">
            <text:p>Jump on not negative</text:p>
          </table:table-cell>
          <table:table-cell table:number-columns-repeated="2"/>
        </table:table-row>
        <table:table-row table:style-name="ro1">
          <table:table-cell office:value-type="string">
            <text:p>JN xXX</text:p>
          </table:table-cell>
          <table:table-cell office:value-type="string">
            <text:p>Jump on negative</text:p>
          </table:table-cell>
          <table:table-cell table:number-columns-repeated="2"/>
        </table:table-row>
        <table:table-row table:style-name="ro1">
          <table:table-cell office:value-type="string">
            <text:p>SHL xX</text:p>
          </table:table-cell>
          <table:table-cell office:value-type="string">
            <text:p>Shift left in ram</text:p>
          </table:table-cell>
          <table:table-cell table:number-columns-repeated="2"/>
        </table:table-row>
        <table:table-row table:style-name="ro1">
          <table:table-cell office:value-type="string">
            <text:p>ASR</text:p>
          </table:table-cell>
          <table:table-cell office:value-type="string">
            <text:p>Arithmetic shift right no change bit 3</text:p>
          </table:table-cell>
          <table:table-cell table:number-columns-repeated="2"/>
        </table:table-row>
        <table:table-row table:style-name="ro1">
          <table:table-cell office:value-type="string">
            <text:p>LSR</text:p>
          </table:table-cell>
          <table:table-cell office:value-type="string">
            <text:p>Logic shift right</text:p>
          </table:table-cell>
          <table:table-cell table:number-columns-repeated="2"/>
        </table:table-row>
        <table:table-row table:style-name="ro1">
          <table:table-cell office:value-type="string">
            <text:p>INC</text:p>
          </table:table-cell>
          <table:table-cell office:value-type="string">
            <text:p>increment</text:p>
          </table:table-cell>
          <table:table-cell table:number-columns-repeated="2"/>
        </table:table-row>
        <table:table-row table:style-name="ro1">
          <table:table-cell office:value-type="string">
            <text:p>DEC</text:p>
          </table:table-cell>
          <table:table-cell office:value-type="string">
            <text:p>Decrement</text:p>
          </table:table-cell>
          <table:table-cell table:number-columns-repeated="2"/>
        </table:table-row>
        <table:table-row table:style-name="ro1">
          <table:table-cell office:value-type="string">
            <text:p>NEG</text:p>
          </table:table-cell>
          <table:table-cell office:value-type="string">
            <text:p>inverse sign</text:p>
          </table:table-cell>
          <table:table-cell table:number-columns-repeated="2"/>
        </table:table-row>
        <table:table-row table:style-name="ro1">
          <table:table-cell office:value-type="string">
            <text:p>ROR</text:p>
          </table:table-cell>
          <table:table-cell office:value-type="string">
            <text:p>rotate right</text:p>
          </table:table-cell>
          <table:table-cell table:number-columns-repeated="2"/>
        </table:table-row>
        <table:table-row table:style-name="ro1">
          <table:table-cell office:value-type="string">
            <text:p>ROL</text:p>
          </table:table-cell>
          <table:table-cell office:value-type="string">
            <text:p>rotate left</text:p>
          </table:table-cell>
          <table:table-cell table:number-columns-repeated="2"/>
        </table:table-row>
        <table:table-row table:style-name="ro1">
          <table:table-cell office:value-type="string">
            <text:p>DA</text:p>
          </table:table-cell>
          <table:table-cell office:value-type="string">
            <text:p>decimal adjust (+6 if &gt;9)</text:p>
          </table:table-cell>
          <table:table-cell table:number-columns-repeated="2"/>
        </table:table-row>
        <table:table-row table:style-name="ro1">
          <table:table-cell office:value-type="string">
            <text:p>COM</text:p>
          </table:table-cell>
          <table:table-cell office:value-type="string">
            <text:p>Complement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dition 0 with carry</text:p>
          </table:table-cell>
          <table:table-cell table:number-columns-repeated="2"/>
        </table:table-row>
        <table:table-row table:style-name="ro1">
          <table:table-cell office:value-type="string">
            <text:p>CLR</text:p>
          </table:table-cell>
          <table:table-cell office:value-type="string">
            <text:p>Clear memory </text:p>
          </table:table-cell>
          <table:table-cell table:number-columns-repeated="2"/>
        </table:table-row>
        <table:table-row table:style-name="ro1">
          <table:table-cell office:value-type="string">
            <text:p>TST xX</text:p>
          </table:table-cell>
          <table:table-cell office:value-type="string">
            <text:p>test memory</text:p>
          </table:table-cell>
          <table:table-cell table:number-columns-repeated="2"/>
        </table:table-row>
        <table:table-row table:style-name="ro1">
          <table:table-cell office:value-type="string">
            <text:p>AND Rd,Rs,#X</text:p>
          </table:table-cell>
          <table:table-cell office:value-type="string">
            <text:p>and dest register, source register, data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Bit to Bit Or logic </text:p>
          </table:table-cell>
          <table:table-cell table:number-columns-repeated="2"/>
        </table:table-row>
        <table:table-row table:style-name="ro1">
          <table:table-cell office:value-type="string">
            <text:p>XOR</text:p>
          </table:table-cell>
          <table:table-cell office:value-type="string">
            <text:p>Bit to bit Xor logic</text:p>
          </table:table-cell>
          <table:table-cell table:number-columns-repeated="2"/>
        </table:table-row>
        <table:table-row table:style-name="ro1">
          <table:table-cell office:value-type="string">
            <text:p>ADD</text:p>
          </table:table-cell>
          <table:table-cell office:value-type="string">
            <text:p>Addition without carry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dition with carry</text:p>
          </table:table-cell>
          <table:table-cell table:number-columns-repeated="2"/>
        </table:table-row>
        <table:table-row table:style-name="ro1">
          <table:table-cell office:value-type="string">
            <text:p>SUB</text:p>
          </table:table-cell>
          <table:table-cell office:value-type="string">
            <text:p>Soustraction (data – source)</text:p>
          </table:table-cell>
          <table:table-cell table:number-columns-repeated="2"/>
        </table:table-row>
        <table:table-row table:style-name="ro1">
          <table:table-cell office:value-type="string">
            <text:p>SBB</text:p>
          </table:table-cell>
          <table:table-cell office:value-type="string">
            <text:p>Subtraction With Borrow</text:p>
          </table:table-cell>
          <table:table-cell table:number-columns-repeated="2"/>
        </table:table-row>
        <table:table-row table:style-name="ro1">
          <table:table-cell office:value-type="string">
            <text:p>AND CC,#X</text:p>
          </table:table-cell>
          <table:table-cell office:value-type="string">
            <text:p>and condition code</text:p>
          </table:table-cell>
          <table:table-cell table:number-columns-repeated="2"/>
        </table:table-row>
        <table:table-row table:style-name="ro1">
          <table:table-cell office:value-type="string">
            <text:p>ORCC #X</text:p>
          </table:table-cell>
          <table:table-cell office:value-type="string">
            <text:p>or condition code</text:p>
          </table:table-cell>
          <table:table-cell table:number-columns-repeated="2"/>
        </table:table-row>
        <table:table-row table:style-name="ro1">
          <table:table-cell office:value-type="string">
            <text:p>LD Ri,#X</text:p>
          </table:table-cell>
          <table:table-cell office:value-type="string">
            <text:p>Load data to register</text:p>
          </table:table-cell>
          <table:table-cell table:number-columns-repeated="2"/>
        </table:table-row>
        <table:table-row table:style-name="ro1">
          <table:table-cell office:value-type="string">
            <text:p>TST Ri,#X</text:p>
          </table:table-cell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CMP Ri,#X</text:p>
          </table:table-cell>
          <table:table-cell office:value-type="string">
            <text:p>Compare</text:p>
          </table:table-cell>
          <table:table-cell table:number-columns-repeated="2"/>
        </table:table-row>
        <table:table-row table:style-name="ro1">
          <table:table-cell office:value-type="string">
            <text:p>RTS Ri,#X</text:p>
          </table:table-cell>
          <table:table-cell office:value-type="string">
            <text:p>Return from subroutine with data</text:p>
          </table:table-cell>
          <table:table-cell table:number-columns-repeated="2"/>
        </table:table-row>
        <table:table-row table:style-name="ro1">
          <table:table-cell office:value-type="string">
            <text:p>ADD R,#X</text:p>
          </table:table-cell>
          <table:table-cell office:value-type="string">
            <text:p>Add 4 bit data to 8 bit register</text:p>
          </table:table-cell>
          <table:table-cell table:number-columns-repeated="2"/>
        </table:table-row>
        <table:table-row table:style-name="ro1">
          <table:table-cell office:value-type="string">
            <text:p>ADD R,xX</text:p>
          </table:table-cell>
          <table:table-cell office:value-type="string">
            <text:p>Add 4 bit from ram to 8 bit register</text:p>
          </table:table-cell>
          <table:table-cell table:number-columns-repeated="2"/>
        </table:table-row>
        <table:table-row table:style-name="ro1">
          <table:table-cell office:value-type="string">
            <text:p>LD R,#XX</text:p>
          </table:table-cell>
          <table:table-cell office:value-type="string">
            <text:p>Load 8 bit data</text:p>
          </table:table-cell>
          <table:table-cell table:number-columns-repeated="2"/>
        </table:table-row>
        <table:table-row table:style-name="ro1">
          <table:table-cell office:value-type="string">
            <text:p>LD Ri,xX</text:p>
          </table:table-cell>
          <table:table-cell office:value-type="string">
            <text:p>Load 4 bit from ram (all registers)</text:p>
          </table:table-cell>
          <table:table-cell table:number-columns-repeated="2"/>
        </table:table-row>
        <table:table-row table:style-name="ro1">
          <table:table-cell office:value-type="string">
            <text:p>ST</text:p>
          </table:table-cell>
          <table:table-cell office:value-type="string">
            <text:p>Store 4 bit to ram</text:p>
          </table:table-cell>
          <table:table-cell table:number-columns-repeated="2"/>
        </table:table-row>
        <table:table-row table:style-name="ro1">
          <table:table-cell office:value-type="string">
            <text:p>TST</text:p>
          </table:table-cell>
          <table:table-cell office:value-type="string">
            <text:p>memory &amp; register without result</text:p>
          </table:table-cell>
          <table:table-cell table:number-columns-repeated="2"/>
        </table:table-row>
        <table:table-row table:style-name="ro1">
          <table:table-cell office:value-type="string">
            <text:p>CMP</text:p>
          </table:table-cell>
          <table:table-cell office:value-type="string">
            <text:p>Memory - register without result</text:p>
          </table:table-cell>
          <table:table-cell table:number-columns-repeated="2"/>
        </table:table-row>
        <table:table-row table:style-name="ro1">
          <table:table-cell office:value-type="string">
            <text:p>SWAP</text:p>
          </table:table-cell>
          <table:table-cell office:value-type="string">
            <text:p>Swap register and memory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Or result in register</text:p>
          </table:table-cell>
          <table:table-cell table:number-columns-repeated="2"/>
        </table:table-row>
        <table:table-row table:style-name="ro1">
          <table:table-cell office:value-type="string">
            <text:p>AND</text:p>
          </table:table-cell>
          <table:table-cell office:value-type="string">
            <text:p>And</text:p>
          </table:table-cell>
          <table:table-cell table:number-columns-repeated="2"/>
        </table:table-row>
        <table:table-row table:style-name="ro1">
          <table:table-cell office:value-type="string">
            <text:p>XOR</text:p>
          </table:table-cell>
          <table:table-cell office:value-type="string">
            <text:p>xor</text:p>
          </table:table-cell>
          <table:table-cell table:number-columns-repeated="2"/>
        </table:table-row>
        <table:table-row table:style-name="ro1">
          <table:table-cell office:value-type="string">
            <text:p>MIN</text:p>
          </table:table-cell>
          <table:table-cell office:value-type="string">
            <text:p>minimum in register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office:value-type="string">
            <text:p>maximum in register</text:p>
          </table:table-cell>
          <table:table-cell table:number-columns-repeated="2"/>
        </table:table-row>
        <table:table-row table:style-name="ro1">
          <table:table-cell office:value-type="string">
            <text:p>ADD</text:p>
          </table:table-cell>
          <table:table-cell office:value-type="string">
            <text:p>Add</text:p>
          </table:table-cell>
          <table:table-cell table:number-columns-repeated="2"/>
        </table:table-row>
        <table:table-row table:style-name="ro1">
          <table:table-cell office:value-type="string">
            <text:p>ADC</text:p>
          </table:table-cell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office:value-type="string">
            <text:p>SUB</text:p>
          </table:table-cell>
          <table:table-cell office:value-type="string">
            <text:p>substract</text:p>
          </table:table-cell>
          <table:table-cell table:number-columns-repeated="2"/>
        </table:table-row>
        <table:table-row table:style-name="ro1">
          <table:table-cell office:value-type="string">
            <text:p>SBB Ri,xX</text:p>
          </table:table-cell>
          <table:table-cell office:value-type="string">
            <text:p>Substraction with borrow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ce2"/>
        <table:table-column table:style-name="co4" table:number-columns-repeated="17" table:default-cell-style-name="ce3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 office:value-type="string">
            <text:p>LPM</text:p>
          </table:table-cell>
          <table:table-cell office:value-type="string">
            <text:p>LD</text:p>
          </table:table-cell>
          <table:table-cell office:value-type="string">
            <text:p>ST</text:p>
          </table:table-cell>
          <table:table-cell office:value-type="string">
            <text:p>ANDC</text:p>
          </table:table-cell>
          <table:table-cell office:value-type="string">
            <text:p>ORCC</text:p>
          </table:table-cell>
          <table:table-cell office:value-type="string">
            <text:p>LD</text:p>
          </table:table-cell>
          <table:table-cell office:value-type="string">
            <text:p>TST</text:p>
          </table:table-cell>
          <table:table-cell office:value-type="string">
            <text:p>CMP</text:p>
          </table:table-cell>
          <table:table-cell office:value-type="string">
            <text:p>RTS</text:p>
          </table:table-cell>
          <table:table-cell office:value-type="string">
            <text:p>LD8</text:p>
          </table:table-cell>
          <table:table-cell/>
          <table:table-cell office:value-type="string">
            <text:p>ST8</text:p>
          </table:table-cell>
          <table:table-cell/>
          <table:table-cell office:value-type="string">
            <text:p>ADD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HL</text:p>
          </table:table-cell>
          <table:table-cell office:value-type="string">
            <text:p>ASR</text:p>
          </table:table-cell>
          <table:table-cell office:value-type="string">
            <text:p>LSR</text:p>
          </table:table-cell>
          <table:table-cell office:value-type="string">
            <text:p>INC</text:p>
          </table:table-cell>
          <table:table-cell office:value-type="string">
            <text:p>DEC</text:p>
          </table:table-cell>
          <table:table-cell office:value-type="string">
            <text:p>NEG</text:p>
          </table:table-cell>
          <table:table-cell office:value-type="string">
            <text:p>ROL</text:p>
          </table:table-cell>
          <table:table-cell office:value-type="string">
            <text:p>ROR</text:p>
          </table:table-cell>
          <table:table-cell office:value-type="string">
            <text:p>DA</text:p>
          </table:table-cell>
          <table:table-cell office:value-type="string">
            <text:p>COM</text:p>
          </table:table-cell>
          <table:table-cell office:value-type="string">
            <text:p>ADC0</text:p>
          </table:table-cell>
          <table:table-cell office:value-type="string">
            <text:p>TST</text:p>
          </table:table-cell>
          <table:table-cell office:value-type="string">
            <text:p>(ADD8)</text:p>
          </table:table-cell>
          <table:table-cell table:style-name="Default"/>
          <table:table-cell table:number-columns-repeated="2"/>
          <table:table-cell office:value-type="string">
            <text:p>ra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CLR</text:p>
          </table:table-cell>
          <table:table-cell/>
          <table:table-cell office:value-type="string">
            <text:p>BSET</text:p>
          </table:table-cell>
          <table:table-cell/>
          <table:table-cell office:value-type="string">
            <text:p>BTG</text:p>
          </table:table-cell>
          <table:table-cell/>
          <table:table-cell office:value-type="string">
            <text:p>BTST</text:p>
          </table:table-cell>
          <table:table-cell/>
          <table:table-cell office:value-type="string">
            <text:p>MOV #X,xX</text:p>
          </table:table-cell>
          <table:table-cell table:number-columns-repeated="7"/>
          <table:table-cell office:value-type="string">
            <text:p>ra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MP</text:p>
          </table:table-cell>
          <table:table-cell table:number-columns-repeated="3"/>
          <table:table-cell office:value-type="string">
            <text:p>JSR</text:p>
          </table:table-cell>
          <table:table-cell table:number-columns-repeated="3"/>
          <table:table-cell office:value-type="string">
            <text:p>JEQ</text:p>
          </table:table-cell>
          <table:table-cell table:number-columns-repeated="3"/>
          <table:table-cell office:value-type="string">
            <text:p>JNE</text:p>
          </table:table-cell>
          <table:table-cell table:number-columns-repeated="3"/>
          <table:table-cell office:value-type="string">
            <text:p>jum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CC</text:p>
          </table:table-cell>
          <table:table-cell table:number-columns-repeated="3"/>
          <table:table-cell office:value-type="string">
            <text:p>JCS</text:p>
          </table:table-cell>
          <table:table-cell table:number-columns-repeated="3"/>
          <table:table-cell office:value-type="string">
            <text:p>JNN</text:p>
          </table:table-cell>
          <table:table-cell table:number-columns-repeated="3"/>
          <table:table-cell office:value-type="string">
            <text:p>JN</text:p>
          </table:table-cell>
          <table:table-cell table:number-columns-repeated="3"/>
          <table:table-cell office:value-type="string">
            <text:p>jum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ND</text:p>
          </table:table-cell>
          <table:table-cell table:number-columns-repeated="3"/>
          <table:table-cell office:value-type="string">
            <text:p>OR</text:p>
          </table:table-cell>
          <table:table-cell table:number-columns-repeated="3"/>
          <table:table-cell office:value-type="string">
            <text:p>XOR</text:p>
          </table:table-cell>
          <table:table-cell table:number-columns-repeated="3"/>
          <table:table-cell office:value-type="string">
            <text:p>ADD</text:p>
          </table:table-cell>
          <table:table-cell table:number-columns-repeated="3"/>
          <table:table-cell office:value-type="string">
            <text:p>im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C</text:p>
          </table:table-cell>
          <table:table-cell table:number-columns-repeated="3"/>
          <table:table-cell office:value-type="string">
            <text:p>SUB</text:p>
          </table:table-cell>
          <table:table-cell table:number-columns-repeated="3"/>
          <table:table-cell office:value-type="string">
            <text:p>SBB</text:p>
          </table:table-cell>
          <table:table-cell table:number-columns-repeated="3"/>
          <table:table-cell office:value-type="string">
            <text:p>LD8</text:p>
          </table:table-cell>
          <table:table-cell table:number-columns-repeated="3"/>
          <table:table-cell office:value-type="string">
            <text:p>im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D</text:p>
          </table:table-cell>
          <table:table-cell table:number-columns-repeated="3"/>
          <table:table-cell office:value-type="string">
            <text:p>ST</text:p>
          </table:table-cell>
          <table:table-cell table:number-columns-repeated="3"/>
          <table:table-cell office:value-type="string">
            <text:p>TST</text:p>
          </table:table-cell>
          <table:table-cell table:number-columns-repeated="3"/>
          <table:table-cell office:value-type="string">
            <text:p>CMP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WP</text:p>
          </table:table-cell>
          <table:table-cell table:number-columns-repeated="3"/>
          <table:table-cell office:value-type="string">
            <text:p>OR</text:p>
          </table:table-cell>
          <table:table-cell table:number-columns-repeated="3"/>
          <table:table-cell office:value-type="string">
            <text:p>AND</text:p>
          </table:table-cell>
          <table:table-cell table:number-columns-repeated="3"/>
          <table:table-cell office:value-type="string">
            <text:p>XOR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IN</text:p>
          </table:table-cell>
          <table:table-cell table:number-columns-repeated="3"/>
          <table:table-cell office:value-type="string">
            <text:p>MAX</text:p>
          </table:table-cell>
          <table:table-cell table:number-columns-repeated="3"/>
          <table:table-cell office:value-type="string">
            <text:p>ADD</text:p>
          </table:table-cell>
          <table:table-cell table:number-columns-repeated="3"/>
          <table:table-cell office:value-type="string">
            <text:p>ADC</text:p>
          </table:table-cell>
          <table:table-cell table:number-columns-repeated="3"/>
          <table:table-cell office:value-type="string">
            <text:p>direct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UB</text:p>
          </table:table-cell>
          <table:table-cell table:number-columns-repeated="3"/>
          <table:table-cell office:value-type="string">
            <text:p>SBB</text:p>
          </table:table-cell>
          <table:table-cell table:number-columns-repeated="2"/>
          <table:table-cell office:value-type="string">
            <text:p>end.</text:p>
          </table:table-cell>
          <table:table-cell table:number-columns-repeated="8"/>
          <table:table-cell office:value-type="string">
            <text:p>direct</text:p>
          </table:table-cell>
        </table:table-row>
        <table:table-row table:style-name="ro1">
          <table:table-cell table:style-name="ce3"/>
          <table:table-cell table:number-columns-repeated="17"/>
        </table:table-row>
        <table:table-row table:style-name="ro1" table:number-rows-repeated="4">
          <table:table-cell table:style-name="Default"/>
          <table:table-cell table:number-columns-repeated="16"/>
          <table:table-cell table:style-name="Default"/>
        </table:table-row>
        <table:table-row table:style-name="ro1" table:number-rows-repeated="2">
          <table:table-cell table:style-name="ce3"/>
          <table:table-cell table:number-columns-repeated="16"/>
          <table:table-cell table:style-name="Default"/>
        </table:table-row>
        <table:table-row table:style-name="ro1">
          <table:table-cell table:style-name="Default" table:number-columns-repeated="14"/>
          <table:table-cell table:number-columns-repeated="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9/08/2021</text:date>, <text:time>10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00:20:32.656274911</meta:creation-date>
    <dc:date>2021-08-09T10:11:09.12</dc:date>
    <meta:editing-duration>PT1H36M16S</meta:editing-duration>
    <meta:editing-cycles>9</meta:editing-cycles>
    <meta:generator>OpenOffice/4.1.10$Win32 OpenOffice.org_project/4110m2$Build-9807</meta:generator>
    <dc:creator>Grégoire Copin</dc:creator>
    <meta:document-statistic meta:table-count="2" meta:cell-count="226" meta:object-count="0"/>
  </office:meta>
</office:document-meta>
</file>